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1" style:family="table-row">
      <style:table-row-properties style:row-height="0.45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6.237cm" fo:break-before="auto" style:use-optimal-row-height="true"/>
    </style:style>
    <style:style style:name="ro5" style:family="table-row">
      <style:table-row-properties style:row-height="14.162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Programm Info</text:p>
          </table:table-cell>
          <table:table-cell table:style-name="ce2"/>
          <table:table-cell table:number-columns-repeated="1020"/>
        </table:table-row>
        <table:table-row table:style-name="ro2">
          <table:table-cell table:style-name="ce2" office:value-type="string">
            <text:p>"Actions' volume:"</text:p>
          </table:table-cell>
          <table:table-cell table:style-name="ce2" office:value-type="string">
            <text:p>"Громкость действий:"</text:p>
          </table:table-cell>
          <table:table-cell table:style-name="ce2" office:value-type="string">
            <text:p>Aktionen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Ver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Background volume:"</text:p>
          </table:table-cell>
          <table:table-cell table:style-name="ce2" office:value-type="string">
            <text:p>"Громкость фона:"</text:p>
          </table:table-cell>
          <table:table-cell table:style-name="ce2" office:value-type="string">
            <text:p>Hintergrund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lehn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Man kann nicht eine Direktory erstell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Man kann nicht eine File-Liste bekomm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Man kann nicht ein Soundsystem initialisieren</text:p>
          </table:table-cell>
          <table:table-cell table:style-name="ce2"/>
          <table:table-cell table:number-columns-repeated="1020"/>
        </table:table-row>
        <table:table-row table:style-name="ro3">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6" office:value-type="string">
            <text:p>Man kann nicht einen Soundpuffer aus dem Gedächtnis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Man kann nicht die Datei oe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Man kann nicht Statistik-File oe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Man kann nicht Display XII oe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Man kann nicht Statistik aus dem File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Man kann nicht eine Direktory oder File loe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Man kann nicht Ansteuerung-File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Man kann nicht Statistik-File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text:s/>ALURE IO callbacks kan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6"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Klassik</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Einen Pfad zum Verzeichnis 'Eigene Dateien' kann nicht erhalt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6" office:value-type="string">
            <text:p>Ablenkung des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oe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o you want <text:s/>to save the game before exit?"</text:p>
          </table:table-cell>
          <table:table-cell table:style-name="ce2" office:value-type="string">
            <text:p>"Сохранить игру перед выходом?"</text:p>
          </table:table-cell>
          <table:table-cell table:style-name="ce6" office:value-type="string">
            <text:p>Wollen Sie das Spiel speichern, bevor beende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hre 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Ihre Name einfuehren\eingabe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Vorsagen</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rmation</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6"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Zeiger CEGUI::Window</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ue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ueltige Befehl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6" office:value-type="string">
            <text:p>Ungültige ziehen 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ueltige Spiels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6" office:value-type="string">
            <text:p>Ungültige Spiel Schwierigkeit 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Falsche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Falsch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ueltig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6"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6" office:value-type="string">
            <text:p>Ungültige<text:span text:style-name="T1"> Layout Dimensionen"</text:spa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3" office:value-type="string">
            <text:p>Ungueltige Layout 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6" office:value-type="string">
            <text:p>Ungültige Datei speichern Befehl type</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6" office:value-type="string">
            <text:p>Ungültige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ue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ce2" table:number-columns-repeated="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Panel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ist nicht geratet\ nicht geklappt</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massig</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ouse-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alische Gruppen</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3">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7" office:value-type="string">
            <text:p>Keine Layouts fuer einen spiel mit solche ID sind gefunden </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6" office:value-type="string">
            <text:p>Diesen Befehl steht nicht zur Verfue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 Ansteuerung steht nicht zu Verfue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ue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3" office:value-type="string">
            <text:p>Dieses Layout steht nucht zur Verfue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Themen nicht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6" office:value-type="string">
            <text:p>Nicht ein OGS Mahjong 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6" office:value-type="string">
            <text:p>Nicht ein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6"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3" office:value-type="string">
            <text:p>"Quit<text:span text:style-name="T1">"</text:span></text:p>
          </table:table-cell>
          <table:table-cell table:style-name="ce3" office:value-type="string">
            <text:p>"Выйти из игры"</text:p>
          </table:table-cell>
          <table:table-cell table:style-name="ce2" office:value-type="string">
            <text:p>Das 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7" office:value-type="string">
            <text:p>wegschaffenden Spielsteine \ gesammt</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Trennung</text:p>
          </table:table-cell>
          <table:table-cell table:style-name="ce2"/>
          <table:table-cell table:number-columns-repeated="1020"/>
        </table:table-row>
        <table:table-row table:style-name="ro2">
          <table:table-cell table:style-name="ce4" office:value-type="string">
            <text:p>"Restart the game"</text:p>
          </table:table-cell>
          <table:table-cell table:style-name="ce2" office:value-type="string">
            <text:p>"Перезапустить партию"</text:p>
          </table:table-cell>
          <table:table-cell table:style-name="ce2" office:value-type="string">
            <text:p>Partie neustarten\wiederanlauf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chisen-Sö</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chisen-Sö+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chisen-Sö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3" office:value-type="string">
            <text:p>"Mahjong Solitaire.\n\nGoal of the game is to clear the playing field by taking away pairs of identical tiles.\nThe tile can be removed only if it is free, which means that there are no other tiles to the left or to the right rfom it .\n\nShisen-se.\n\nGoal of the game is to clear the playing field by taking away pairs of identical tiles.\nA pair of tiles can be removed only if they can be connected by the line with no more than two right angles, running through a free space.\n\nShisen-se with gravity.\n\nGoal of the game is to clear the playing field by taking away pairs of identical tiles.\nA pair of tiles can be removed only if they can be connected by the line with no more than two right angles,running through a free space.\nAfter each turn, tiles, that are free at the bottom, will be pushed down to the other tiles or to the bottom row.\n\nClassic mahjong tiles:\n\n1. Bamboos - tiles with dignity 1 to 9. The \"Bamboo\" tiles with the same color and dignity are identical.\n2. Symbols - tiles with dignity 1 to 9. The \"Symbols\" tiles with the same color and value are identical.\n3. Dots - tiles with dignity 1 to 9. The \"Dots\" tiles with the same color and dignity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nTiles in various themes may look different."</text:p>
          </table:table-cell>
          <table:table-cell table:style-name="ce2" office:value-type="string">
            <text:p>"Пасьянс маджонг.\n\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nШисен-се.\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nШисен-се с гравитацией.\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nМасти фишек классического маджонга:\n\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nВ различных темах масти фишек могут выглядеть по-разному."</text:p>
          </table:table-cell>
          <table:table-cell table:style-name="ce2" table:number-columns-repeated="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3">
          <table:table-cell table:style-name="ce3"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8" office:value-type="string">
            <text:p>Das Layout das letzte Mal gespielt war, kann nicht mehr gefunden werden. Anderes kann stattdessen genutzt werden</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2">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5">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кирпичик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table:number-columns-repeated="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Paaren der Spielmarken die kann geloesht werdem</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die Spielmarke</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dreieckig</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3" office:value-type="string">
            <text:p>"Typ: %s\nSchweirigleit: %s\nLayout: %s\nTips: %s\nRuecknahmen: %s\nDauerzeit: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table:number-columns-repeated="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Ablehn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s Dateiformat</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6" office:value-type="string">
            <text:p>Nicht unterstütztes Statistiken-Dateiformat <text:s/>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der 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Лист3" table:style-name="ta3"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р. </number:text>
    </number:number-style>
    <number:number-style style:name="N125P1" style:volatile="true">
      <number:text>-</number:text>
      <number:number number:decimal-places="0" number:min-integer-digits="1" number:grouping="true"/>
      <number:text>р. </number:text>
    </number:number-style>
    <number:number-style style:name="N125P2" style:volatile="true">
      <number:text> -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р. </number:text>
    </number:number-style>
    <number:number-style style:name="N133P1" style:volatile="true">
      <number:text>-</number:text>
      <number:number number:decimal-places="2" number:min-integer-digits="1" number:grouping="true"/>
      <number:text>р. </number:text>
    </number:number-style>
    <number:number-style style:name="N133P2" style:volatile="true">
      <number:text> -</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Да</number:text>
    </number:number-style>
    <number:number-style style:name="N139P1" style:volatile="true">
      <number:text>Да</number:text>
    </number:number-style>
    <number:number-style style:name="N139">
      <number:text>Нет</number:text>
      <style:map style:condition="value()&gt;0" style:apply-style-name="N139P0"/>
      <style:map style:condition="value()&lt;0" style:apply-style-name="N139P1"/>
    </number:number-style>
    <number:number-style style:name="N141P0" style:volatile="true">
      <number:text>Истина</number:text>
    </number:number-style>
    <number:number-style style:name="N141P1" style:volatile="true">
      <number:text>Истина</number:text>
    </number:number-style>
    <number:number-style style:name="N141">
      <number:text>Ложь</number:text>
      <style:map style:condition="value()&gt;0" style:apply-style-name="N141P0"/>
      <style:map style:condition="value()&lt;0" style:apply-style-name="N141P1"/>
    </number:number-style>
    <number:number-style style:name="N143P0" style:volatile="true">
      <number:text>Вкл</number:text>
    </number:number-style>
    <number:number-style style:name="N143P1" style:volatile="true">
      <number:text>Вкл</number:text>
    </number:number-style>
    <number:number-style style:name="N143">
      <number:text>Выкл</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0" number:min-integer-digits="3" number:grouping="true"/>
      <number:text> </number:text>
    </number:currency-style>
    <number:currency-style style:name="N145">
      <style:text-properties fo:color="#ff0000"/>
      <number:text>(</number:text>
      <number:currency-symbol>€</number:currency-symbol>
      <number:text> </number:text>
      <number:number number:decimal-places="0" number:min-integer-digits="3" number:grouping="true"/>
      <number:text>)</number:text>
      <style:map style:condition="value()&gt;=0" style:apply-style-name="N145P0"/>
    </number:currency-style>
    <number:currency-style style:name="N146P0" style:volatile="true">
      <number:number number:decimal-places="2" number:min-integer-digits="1" number:grouping="true"/>
      <number:text> </number:text>
      <number:currency-symbol number:language="ru" number:country="RU">руб.</number:currency-symbol>
    </number:currency-style>
    <number:currency-style style:name="N14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6">06.05.2011</text:date>, <text:time>10:13:18</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6T10:13:18</dc:date>
    <meta:generator>OpenOffice.org/3.2$Linux OpenOffice.org_project/320m19$Build-9505</meta:generator>
    <meta:editing-duration>PT00H05M57S</meta:editing-duration>
    <meta:editing-cycles>2</meta:editing-cycles>
    <meta:document-statistic meta:table-count="3" meta:cell-count="357" meta:object-count="0"/>
  </office:meta>
</office:document-meta>
</file>